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 draw:fit-to-size="shrink-to-fit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8cm" svg:height="1.5cm" svg:x="3.1cm" svg:y="7.3cm">
          <text:p text:style-name="P1">Activ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3.8cm" svg:height="1.5cm" svg:x="13.502cm" svg:y="7.302cm">
          <text:p text:style-name="P1">Suspende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3.8cm" svg:height="1.5cm" svg:x="3.102cm" svg:y="7.302cm">
          <text:p text:style-name="P1">Activ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3.8cm" svg:height="1.5cm" svg:x="8.202cm" svg:y="2.902cm">
          <text:p text:style-name="P1">Idl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4.8cm" svg:y1="7.2cm" svg:x2="8.7cm" svg:y2="4.1cm">
          <text:p/>
        </draw:line>
        <draw:frame draw:style-name="gr3" draw:text-style-name="P2" draw:layer="layout" svg:width="3.575cm" svg:height="1.039cm" draw:transform="rotate (0.67422069004541) translate (4.555cm 5.963cm)">
          <draw:text-box>
            <text:p text:style-name="P2"><text:span text:style-name="T1">usage_count = 0</text:span></text:p>
            <text:p text:style-name="P2"><text:span text:style-name="T1">and child_count = 0</text:span></text:p>
          </draw:text-box>
        </draw:frame>
        <draw:line draw:style-name="gr4" draw:text-style-name="P1" draw:layer="layout" svg:x1="11.5cm" svg:y1="4.3cm" svg:x2="15.5cm" svg:y2="7.3cm">
          <text:p/>
        </draw:line>
        <draw:custom-shape draw:style-name="gr1" draw:text-style-name="P1" draw:layer="layout" svg:width="3.8cm" svg:height="1.5cm" svg:x="3.102cm" svg:y="7.302cm">
          <text:p text:style-name="P1">Activ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2" draw:layer="layout" svg:width="3.622cm" svg:height="0.645cm" draw:transform="rotate (-0.635823446501535) translate (12.632cm 4.028cm)">
          <draw:text-box>
            <text:p text:style-name="P2"><text:span text:style-name="T1">device can suspend</text:span></text:p>
          </draw:text-box>
        </draw:frame>
        <draw:line draw:style-name="gr4" draw:text-style-name="P1" draw:layer="layout" svg:x1="13.5cm" svg:y1="8cm" svg:x2="6.9cm" svg:y2="8.1cm">
          <text:p/>
        </draw:line>
        <draw:frame draw:style-name="gr3" draw:text-style-name="P2" draw:layer="layout" svg:width="6.018cm" svg:height="0.645cm" svg:x="7.655cm" svg:y="8.071cm">
          <draw:text-box>
            <text:p><text:span text:style-name="T1">usage_count &gt; 0 or child_count &gt; 0</text:span></text:p>
          </draw:text-box>
        </draw:frame>
        <draw:line draw:style-name="gr4" draw:text-style-name="P1" draw:layer="layout" svg:x1="8.9cm" svg:y1="4.4cm" svg:x2="5.2cm" svg:y2="7.4cm">
          <text:p/>
        </draw:line>
        <draw:frame draw:style-name="gr3" draw:text-style-name="P2" draw:layer="layout" svg:width="3.3cm" svg:height="1.039cm" draw:transform="rotate (0.67422069004541) translate (6.356cm 6.663cm)">
          <draw:text-box>
            <text:p text:style-name="P2"><text:span text:style-name="T1">usage_count &gt; 0</text:span></text:p>
            <text:p text:style-name="P2"><text:span text:style-name="T1">or child_count &gt; 0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imSun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10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01T16:15:24.584829000</meta:creation-date>
    <dc:date>2014-11-01T16:30:18.855882000</dc:date>
    <meta:editing-duration>PT2M33S</meta:editing-duration>
    <meta:editing-cycles>2</meta:editing-cycles>
    <meta:generator>LibreOffice/4.2.2.1$MacOSX_X86_64 LibreOffice_project/3be8cda0bddd8e430d8cda1ebfd581265cca5a0f</meta:generator>
    <meta:document-statistic meta:object-count="13"/>
  </office:meta>
</office:document-meta>
</file>